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ecutiveStubbing.thenAnswer( Answer &lt; ?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ecutiveStubbing.ConsecutiveStubbing( InvocationContainerImpl invocation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